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JULIA SORIANO DE BOLAÑO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ORTIZ MEDINA RAMIR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U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ANCA CHIPANA, NANCY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9307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8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18:05:2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